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e95f" officeooo:paragraph-rsid="0008e95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e95f" officeooo:paragraph-rsid="0008e95f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0ab035" officeooo:paragraph-rsid="000ab035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0c8f94" officeooo:paragraph-rsid="000c8f94" style:font-size-asian="10.5pt" style:font-weight-asian="normal" style:font-size-complex="12pt" style:font-weight-complex="normal"/>
    </style:style>
    <style:style style:name="T1" style:family="text">
      <style:text-properties officeooo:rsid="000a6440"/>
    </style:style>
    <style:style style:name="T2" style:family="text">
      <style:text-properties officeooo:rsid="000cea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-2300</text:p>
      <text:p text:style-name="P1">Assignment 1</text:p>
      <text:p text:style-name="P1">The HTTP Server</text:p>
      <text:p text:style-name="P3">What the assignment is about:</text:p>
      <text:list xml:id="list3077587519" text:style-name="L1">
        <text:list-item>
          <text:p text:style-name="P4">Learn about the HyperText Transfet Protocol.</text:p>
        </text:list-item>
      </text:list>
      <text:p text:style-name="P2"/>
      <text:p text:style-name="P3">The assignment is completed when:</text:p>
      <text:list xml:id="list3059829445" text:style-name="L2">
        <text:list-item>
          <text:p text:style-name="P5">You have implemented an HTTP server that exposes several endpoints: some for web browsers and some for RESTul API clients.</text:p>
        </text:list-item>
        <text:list-item>
          <text:p text:style-name="P5">Your HTTP endpoints must be made available to the TA’s from your private course server</text:p>
        </text:list-item>
      </text:list>
      <text:p text:style-name="P2"/>
      <text:p text:style-name="P3">What is:</text:p>
      <text:list xml:id="list203372213" text:style-name="L3">
        <text:list-item>
          <text:p text:style-name="P6">An “HTTP endpoint” is <text:span text:style-name="T1">an endpoint where you grab data</text:span></text:p>
        </text:list-item>
        <text:list-item>
          <text:p text:style-name="P7">“HTTP” is responsible for communication between web servers and clients</text:p>
        </text:list-item>
        <text:list-item>
          <text:p text:style-name="P8">A “protocol” <text:span text:style-name="T2">defines the format/rules and order of how messages are exchanged between two or more communicating entities. It also defines what actions to take upon receiving/not receiving a message or event.</text:span>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3:00:13.097075264</meta:creation-date>
    <dc:date>2022-08-26T11:59:26.926394000</dc:date>
    <meta:editing-duration>PT25M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18" meta:character-count="695" meta:non-whitespace-character-count="596"/>
  </office:meta>
</office:document-meta>
</file>